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088" officeooo:paragraph-rsid="0010e712"/>
    </style:style>
    <style:style style:name="P2" style:family="paragraph" style:parent-style-name="Standard">
      <style:text-properties officeooo:rsid="000b3985" officeooo:paragraph-rsid="0010e71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3985" officeooo:paragraph-rsid="0010e71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810d8" officeooo:paragraph-rsid="0010e712"/>
    </style:style>
    <style:style style:name="P5" style:family="paragraph" style:parent-style-name="Standard">
      <style:text-properties fo:font-weight="normal" officeooo:rsid="0010e712" officeooo:paragraph-rsid="0010e712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e712" officeooo:paragraph-rsid="0010e712" style:font-weight-asian="bold" style:font-weight-complex="bold"/>
    </style:style>
    <style:style style:name="P7" style:family="paragraph" style:parent-style-name="Standard">
      <style:text-properties fo:font-style="normal" style:text-underline-style="none" fo:font-weight="normal" officeooo:rsid="0010e712" officeooo:paragraph-rsid="0010e712" style:font-style-asian="normal" style:font-weight-asian="normal" style:font-style-complex="normal" style:font-weight-complex="normal"/>
    </style:style>
    <style:style style:name="T1" style:family="text">
      <style:text-properties officeooo:rsid="000b3985"/>
    </style:style>
    <style:style style:name="T2" style:family="text">
      <style:text-properties officeooo:rsid="0010e712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E310 Final Project</text:p>
      <text:p text:style-name="P1">Group # 43</text:p>
      <text:p text:style-name="P1">Members <text:span text:style-name="T1">Cho Ki Bbum, Fieger Brandon, Yin Jonathan</text:span></text:p>
      <text:p text:style-name="P2"/>
      <text:p text:style-name="P3"><text:span text:style-name="T2">SYSTEM</text:span> DOCUMENTATION</text:p>
      <text:p text:style-name="P4">For TIC-TAC-TOC Multilayer Game</text:p>
      <text:p text:style-name="P4"/>
      <text:p text:style-name="P5">The game server works from communication between three main bodies, the Client, the Server,</text:p>
      <text:p text:style-name="P5">and a Game instance. First, in order to launch a game, a server is created using python</text:p>
      <text:p text:style-name="P5">server.py. The server will listen to incoming connections by utilizing I/O multiplexing (this is</text:p>
      <text:p text:style-name="P5">how concurrency is implemented) to listen to multiple different clients. The server also has a</text:p>
      <text:p text:style-name="P5">GameServer object whose goal is to keep track of the status of players and games that are</text:p>
      <text:p text:style-name="P5">currently active. When a client socket logs in to the server, they are presented with a login</text:p>
      <text:p text:style-name="P5">screen, after entering a unique name (which is checked by the GameServer), the GameServer</text:p>
      <text:p text:style-name="P5">adds a Player object to a dict from sockets to Players which describes the status of the</text:p>
      <text:p text:style-name="P5">client(busy or available), the client’s username, as well as the game the player is in. It’s notable</text:p>
      <text:p text:style-name="P5">that the actually game logic is handled in the TicTacTocBoard object, not the GameServer. From</text:p>
      <text:p text:style-name="P5">now on, clients will be able to send messages to the server. In order to simplify and streamline</text:p>
      <text:p text:style-name="P5">processing input from Clients, messages sent by the client are wrapped in a ServerProtocol</text:p>
      <text:p text:style-name="P5">object which checks if the command typed by the client is valid as well as if the number of</text:p>
      <text:p text:style-name="P5">arguments is also valid. If the ServerProtocol detects no errors, then the command is then</text:p>
      <text:p text:style-name="P5">processed by the server. Depending on the command the client gives, the following actions will</text:p>
      <text:p text:style-name="P5">take place</text:p>
      <text:p text:style-name="P5"/>
      <text:p text:style-name="P6">FOR ALL COMMANDS, IF THE USER IS NOT LOGGED IN, SEND STATUS CODE 401.</text:p>
      <text:p text:style-name="P6"/>
      <text:p text:style-name="P7"><text:span text:style-name="T3">Help</text:span>: The server will send a static string with descriptions on the command types and their</text:p>
      <text:p text:style-name="P7">usage with status code 212.</text:p>
      <text:p text:style-name="P7"/>
      <text:p text:style-name="P7"><text:span text:style-name="T3">Who</text:span>: The server will query the GameServer on all of the players logged into the server, create a</text:p>
      <text:p text:style-name="P7">string representation of them (their usernames), and send them back to the client with status</text:p>
      <text:p text:style-name="P7">code 251.</text:p>
      <text:p text:style-name="P7"/>
      <text:p text:style-name="P7"><text:span text:style-name="T3">Games</text:span>: The server will query the GameServer on all of the games that currently are being</text:p>
      <text:p text:style-name="P7">played, create a string representation of them, and send them back to the client with status</text:p>
      <text:p text:style-name="P7">code 250.</text:p>
      <text:p text:style-name="P7"/>
      <text:p text:style-name="P7"><text:span text:style-name="T3">Place</text:span>: The server will get the game the client is currently playing by getting its corresponding</text:p>
      <text:p text:style-name="P7">player object. It will then parse its second argument in order to extract the position to place a</text:p>
      <text:p text:style-name="P7">new mark at for the player. It responds with success using status code 200. After it does so,</text:p>
      <text:p text:style-name="P7">both players are informed the move that is made using status code 201 and make the</text:p>
      <text:p text:style-name="P7">corresponding move on their own board (each client has their own board object which they</text:p>
      <text:p text:style-name="P7">make moves on). If the game is finished, both players are informed utilizing status code 202 for</text:p>
      <text:p text:style-name="P7">if a winner is found. Otherwise, status code 203 is used for a tie. Cleanup then occurs (the</text:p>
      <text:p text:style-name="P7">references to the board are erased by the GameServer and the Players and the status of the</text:p>
      <text:p text:style-name="P7"><text:tab/></text:p>
      <text:p text:style-name="P7"><text:tab/>Error possibility 1: If the player is not playing a game, send status code 400</text:p>
      <text:p text:style-name="P7"><text:tab/>Error possibility 2: If the player is not in the game being referred to, send status code414</text:p>
      <text:p text:style-name="P7"><text:tab/>Error possibility 3: If the player makes an illegal move, send status code 411</text:p>
      <text:p text:style-name="P7"><text:soft-page-break/><text:tab/>Error possibility 4: If it’s not currently the client’s turn, send status code 406</text:p>
      <text:p text:style-name="P7"><text:tab/>Error possibility 5: If the client creates a poorly formatted move, send status code 424</text:p>
      <text:p text:style-name="P7"/>
      <text:p text:style-name="P7"><text:span text:style-name="T3">Exit</text:span>: Server removes socket to player mapping and sends status code 206 to the client,</text:p>
      <text:p text:style-name="P7">informing the client to close its socket. If the client was playing a game in the meantime, status</text:p>
      <text:p text:style-name="P7">code 205 is sent to the opposite player as well as all observers to inform them that the other</text:p>
      <text:p text:style-name="P7">player has left.</text:p>
      <text:p text:style-name="P7"/>
      <text:p text:style-name="P7"><text:span text:style-name="T3">Play</text:span>: GameServer queries for the Player Object with the username provided by the client, if</text:p>
      <text:p text:style-name="P7">successful, status code 200 will be sent to both players. After that, a new TicTacTocBoard</text:p>
      <text:p text:style-name="P7">object is made and tracked by the GameServer. The server sends status code 210 which will</text:p>
      <text:p text:style-name="P7">prompt each player also makes their own TicTacTocBoard object.</text:p>
      <text:p text:style-name="P7"/>
      <text:p text:style-name="P7"><text:tab/>Error Possibility 1: If the client attempts to play with a non-existent opponent, then</text:p>
      <text:p text:style-name="P7"><text:tab/>status code 404 is sent to the client.</text:p>
      <text:p text:style-name="P7"><text:tab/>Error Possibility 2: If the client attempts to play with itself, then status code 409 is sent</text:p>
      <text:p text:style-name="P7"><text:tab/>to the client.</text:p>
      <text:p text:style-name="P7"><text:tab/>Error Possibility 3: If the client attempts to play with a busy player, than status code 423</text:p>
      <text:p text:style-name="P7"><text:tab/>is sent to the client.</text:p>
      <text:p text:style-name="P7"/>
      <text:p text:style-name="P7"><text:span text:style-name="T3">Observe</text:span>: Server queries GameServer for the TicTacTocBoard with the same I.D. as the player</text:p>
      <text:p text:style-name="P7">specified. If successful, the Player object associated with the client is changed to status code 0,</text:p>
      <text:p text:style-name="P7">which represents an observer. The board also adds the player to a list of observers and a link to</text:p>
      <text:p text:style-name="P7">the game is made by the player through an object field. Status code 220 is sent to the client</text:p>
      <text:p text:style-name="P7">which will detail how to create a representation of the current game on the client side. Every</text:p>
      <text:p text:style-name="P7">time a player places a valid move, the server will send Status code 220 to all of its observers.</text:p>
      <text:p text:style-name="P7"/>
      <text:p text:style-name="P7"><text:tab/>Error Possibility 1: If the client is currently busy, send status code 408.</text:p>
      <text:p text:style-name="P7"><text:tab/>Error Possibility 2: If the client’s game is non-existent, send error code 410</text:p>
      <text:p text:style-name="P7"/>
      <text:p text:style-name="P7"><text:span text:style-name="T3">Unobserve</text:span>: The GameServer queries the Player the client is associated with for the game that it</text:p>
      <text:p text:style-name="P7">is observing, it then disassociates that game from the player as well as removes that player</text:p>
      <text:p text:style-name="P7">from the GameServer’s list of observers. This will prevent any future updates to this client on</text:p>
      <text:p text:style-name="P7">this game.</text:p>
      <text:p text:style-name="P7"/>
      <text:p text:style-name="P7"><text:tab/>Error Possibility 1: If the client is not an observer, send status code 421</text:p>
      <text:p text:style-name="P7"><text:tab/>Error Possibility 2: If the client is not observing the game with the I.D. they provide, send status <text:tab/>code 430</text:p>
      <text:p text:style-name="P7"/>
      <text:p text:style-name="P7"><text:span text:style-name="T3">Comment</text:span>: The GameServer queries the Player the client is associated with for the game the</text:p>
      <text:p text:style-name="P7">player is currently in. It then sends the message to all observers and players in the games with</text:p>
      <text:p text:style-name="P7">status code 230.</text:p>
      <text:p text:style-name="P7"/>
      <text:p text:style-name="P7"><text:tab/>Error Possibility 1: If the player is not in a game, send status code 425.</text:p>
      <text:p text:style-name="P7"/>
      <text:p text:style-name="P7">Additionally, each status code is additionally either supplemented with a message or not.</text:p>
      <text:p text:style-name="P7">Nevertheless, the client actually has two different processes. One process is solely dedicated to</text:p>
      <text:p text:style-name="P7">parsing and sending User Input while the other process solely focuses on handling server</text:p>
      <text:p text:style-name="P7">responses. When the server responds with a message, the message is first wrapped in a</text:p>
      <text:p text:style-name="P7"><text:soft-page-break/>ClientProtocol object which performs a similar function to the ServerProtocol object, it checks</text:p>
      <text:p text:style-name="P7">for errors in the server response. If there doesn’t exist errors, then the Client will parse out the</text:p>
      <text:p text:style-name="P7">appropriate status code and print out an appropriate response based on error code.</text:p>
      <text:p text:style-name="P7"/>
      <text:p text:style-name="P7">In order to add functionality, the following must be done: An additional command must be</text:p>
      <text:p text:style-name="P7">defined in the ServerProtocol so that it isn’t detected as an error, the server must handle the</text:p>
      <text:p text:style-name="P7">message in some way as well as respond to the client with a message with a status code. The</text:p>
      <text:p text:style-name="P7">new status code must be added to the ClientProtocol so that it isn’t detected as an error.</text:p>
      <text:p text:style-name="P7">Finally, the testClient must handle the message sent by the server in some 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23:09:17.392165134</meta:creation-date>
    <meta:generator>LibreOffice/5.1.6.2$Linux_X86_64 LibreOffice_project/10m0$Build-2</meta:generator>
    <dc:date>2017-05-07T23:16:38.768033599</dc:date>
    <meta:editing-duration>PT6M34S</meta:editing-duration>
    <meta:editing-cycles>1</meta:editing-cycles>
    <meta:document-statistic meta:table-count="0" meta:image-count="0" meta:object-count="0" meta:page-count="3" meta:paragraph-count="88" meta:word-count="1195" meta:character-count="6789" meta:non-whitespace-character-count="5663"/>
  </office:meta>
</office:document-meta>
</file>